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374cm" fo:min-width="1.1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11.472cm" fo:min-width="2.67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98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3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3.075cm" fo:min-width="5.352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4.919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min-height="0cm" fo:min-width="0.26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0.994cm"/>
    </style:style>
    <style:style style:name="gr4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68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0.264cm" fo:padding-top="0.125cm" fo:padding-bottom="0.125cm" fo:padding-left="0.25cm" fo:padding-right="0.25cm" fo:wrap-option="wrap"/>
    </style:style>
    <style:style style:name="gr42" style:family="graphic" style:parent-style-name="objectwithoutfill">
      <style:graphic-properties draw:marker-end="Line_20_Arrow" draw:fill="none" draw:textarea-vertical-align="middle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5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4.444cm" svg:height="2.471cm" svg:x="11.218cm" svg:y="14.605cm">
          <text:p text:style-name="P4"><text:span text:style-name="T4">Web Application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4445 24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358cm" svg:height="1.098cm" svg:x="6.562cm" svg:y="6.138cm">
          <text:p text:style-name="P3"><text:span text:style-name="T5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6" draw:layer="layout" svg:width="2.962cm" svg:height="8.467cm" svg:x="6.138cm" svg:y="4.23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0.758cm" svg:x="15.24cm" svg:y="5.927cm">
          <text:p text:style-name="P3"><text:span text:style-name="T7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962cm" svg:height="3.809cm" svg:x="15.028cm" svg:y="5.50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9.312cm" svg:x="20.108cm" svg:y="3.387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9" draw:style-name="gr2" draw:text-style-name="P2" draw:layer="layout" svg:width="2.539cm" svg:height="1.269cm" svg:x="11.853cm" svg:y="15.452cm">
          <text:p text:style-name="P3"><text:span text:style-name="T2">Control </text:span></text:p>
          <text:p text:style-name="P3"><text:span text:style-name="T2">Pages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0" draw:text-style-name="P5" draw:layer="layout" svg:width="1.616cm" svg:height="2.624cm" draw:transform="rotate (1.5707963267949) translate (8.044cm 14.57cm)">
          <text:p/>
          <draw:enhanced-geometry draw:mirror-horizontal="false" draw:mirror-vertical="true" svg:viewBox="0 0 2329 2117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0" draw:style-name="gr11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3.026cm" svg:height="0.716cm" svg:x="9.925cm" svg:y="4.022cm">
          <text:p text:style-name="P3"><text:span text:style-name="T10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47cm" svg:height="0.716cm" svg:x="10.927cm" svg:y="5.292cm">
          <text:p text:style-name="P3"><text:span text:style-name="T10">Bid 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10.935cm" svg:y="6.35cm">
          <text:p text:style-name="P3"><text:span text:style-name="T10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2.103cm" svg:height="0.716cm" svg:x="8.565cm" svg:y="13.208cm">
          <text:p text:style-name="P3"><text:span text:style-name="T10">Controls</text:span></text:p>
          <draw:enhanced-geometry draw:mirror-horizontal="false" draw:mirror-vertical="false" svg:viewBox="0 0 2104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2" draw:text-style-name="P5" draw:layer="layout" svg:x1="5.112cm" svg:y1="4.982cm" svg:x2="5.08cm" svg:y2="10.583cm">
          <text:p/>
        </draw:line>
        <draw:custom-shape draw:name="Straight Arrow Connector 50" draw:style-name="gr11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3" draw:text-style-name="P5" draw:layer="layout" svg:width="2.116cm" svg:height="0.001cm" svg:x="17.99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3" draw:text-style-name="P5" draw:layer="layout" svg:width="2.116cm" svg:height="0.001cm" svg:x="17.99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4" draw:text-style-name="P5" draw:layer="layout" svg:width="5.928cm" svg:height="0.001cm" svg:x="9.1cm" svg:y="8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2" draw:layer="layout" svg:width="4.469cm" svg:height="0.716cm" svg:x="9.652cm" svg:y="7.412cm">
          <text:p text:style-name="P3"><text:span text:style-name="T10">Click Through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4.444cm" svg:height="0.634cm" svg:x="11.218cm" svg:y="13.758cm">
          <text:p text:style-name="P3"><text:span text:style-name="T2">API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444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5" draw:text-style-name="P5" draw:layer="layout" svg:width="6.032cm" svg:height="3.154cm" svg:x="15.663cm" svg:y="12.7cm">
          <text:p/>
          <draw:enhanced-geometry draw:mirror-horizontal="false" draw:mirror-vertical="true" svg:viewBox="0 0 6033 3155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7.831cm" svg:height="6.467cm" svg:x="7.197cm" svg:y="2.963cm">
          <text:p text:style-name="P4"><text:span text:style-name="T4">EC2 Instance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9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0.795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8.308cm 11.437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0" draw:text-style-name="P5" draw:layer="layout" svg:x1="4.935cm" svg:y1="9.652cm" svg:x2="7.62cm" svg:y2="6.08cm">
          <text:p/>
        </draw:line>
        <draw:line draw:name="Straight Connector 71" draw:style-name="gr20" draw:text-style-name="P5" draw:layer="layout" svg:x1="4.935cm" svg:y1="9.871cm" svg:x2="7.408cm" svg:y2="11.158cm">
          <text:p/>
        </draw:line>
        <draw:custom-shape draw:name="Rectangle 46" draw:style-name="gr6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2.7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116cm" svg:height="12.487cm" svg:x="16.51cm" svg:y="2.96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6" draw:layer="layout" svg:width="3.174cm" svg:height="12.911cm" svg:x="20.108cm" svg:y="2.5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51" draw:style-name="gr4" draw:text-style-name="P2" draw:layer="layout" svg:width="1.481cm" svg:height="0.695cm" svg:x="11.642cm" svg:y="4.233cm">
          <text:p text:style-name="P3"><text:span text:style-name="T4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5.503cm">
          <text:p text:style-name="P3"><text:span text:style-name="T4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7.197cm">
          <text:p text:style-name="P3"><text:span text:style-name="T4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12.965cm 6.14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2" draw:text-style-name="P5" draw:layer="layout" svg:width="2.539cm" svg:height="1.493cm" svg:x="9.102cm" svg:y="4.5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3" draw:text-style-name="P5" draw:layer="layout" svg:width="2.539cm" svg:height="0.223cm" svg:x="9.102cm" svg:y="5.8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3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3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15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4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7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0" draw:style-name="gr23" draw:text-style-name="P5" draw:layer="layout" svg:width="1.593cm" svg:height="0.043cm" svg:x="18.627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15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15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0" draw:text-style-name="P5" draw:layer="layout" svg:x1="4.935cm" svg:y1="10.16cm" svg:x2="7.408cm" svg:y2="13.063cm">
          <text:p/>
        </draw:line>
        <draw:custom-shape draw:name="Rectangle 46" draw:style-name="gr6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6" draw:text-style-name="P6" draw:layer="layout" svg:width="1.778cm" svg:height="2.286cm" svg:x="7.62cm" svg:y="5.33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2.116cm" svg:height="1.265cm" svg:x="7.282cm" svg:y="5.339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6cm" svg:y="7.6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116cm" svg:height="1.265cm" svg:x="1.524cm" svg:y="7.112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088cm" svg:height="3.318cm" svg:x="1.524cm" svg:y="6.09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7" draw:text-style-name="P5" draw:layer="layout" svg:width="1.372cm" svg:height="0.001cm" svg:x="3.708cm" svg:y="7.6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28" draw:text-style-name="P5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139cm" svg:x="14.394cm" svg:y="4.318cm">
          <text:p text:style-name="P3"><text:span text:style-name="T4">Bid or </text:span><text:span text:style-name="T4"><text:line-break/></text:span><text:span text:style-name="T4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9" draw:text-style-name="P9" draw:layer="layout" svg:width="1.947cm" svg:height="8.509cm" svg:x="18.627cm" svg:y="3.175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21.59cm" svg:y="2.752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44" draw:style-name="gr30" draw:text-style-name="P5" draw:layer="layout" svg:width="0.81cm" svg:height="0.032cm" svg:x="20.828cm" svg:y="5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7" draw:style-name="gr31" draw:text-style-name="P5" draw:layer="layout" svg:width="1.904cm" svg:height="0.001cm" svg:x="8.254cm" svg:y="8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2" draw:text-style-name="P5" draw:layer="layout" svg:width="5.852cm" svg:height="3.325cm" svg:x="7.112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1.179cm" svg:x="7.143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8.679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8.89cm" svg:y="9.906cm">
          <text:p text:style-name="P3"><text:span text:style-name="T16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3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34" draw:text-style-name="P5" draw:layer="layout" svg:width="5.419cm" svg:height="0.001cm" svg:x="13.208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845cm" svg:height="1.179cm" svg:x="14.919cm" svg:y="6.604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5" draw:text-style-name="P5" draw:layer="layout" svg:width="7.407cm" svg:height="1.173cm" draw:transform="rotate (-3.14159265358979) translate (18.627cm 10.063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6" draw:text-style-name="P2" draw:layer="layout" svg:width="2.87cm" svg:height="0.716cm" svg:x="12.878cm" svg:y="9.19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6" draw:text-style-name="P5" draw:layer="layout" svg:width="2.117cm" svg:height="0.001cm" svg:x="16.51cm" svg:y="4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9" draw:style-name="gr37" draw:text-style-name="P5" draw:layer="layout" svg:width="0.761cm" svg:height="0.001cm" svg:x="20.828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3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8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" draw:layer="layout" svg:width="3.302cm" svg:height="1.244cm" svg:x="5.08cm" svg:y="6.884cm">
          <draw:text-box>
            <text:p text:style-name="P3"><text:span text:style-name="T7">HTTP</text:span></text:p>
            <text:p text:style-name="P3"><text:span text:style-name="T7">Handler</text:span></text:p>
          </draw:text-box>
        </draw:frame>
        <draw:custom-shape draw:name="Rectangle 67" draw:style-name="gr38" draw:text-style-name="P6" draw:layer="layout" svg:width="2.286cm" svg:height="3.471cm" svg:x="10.16cm" svg:y="7.112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8" draw:text-style-name="P6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6" draw:layer="layout" svg:width="1.015cm" svg:height="0.716cm" svg:x="12.902cm" svg:y="17.569cm">
          <text:p text:style-name="P3"><text:span text:style-name="T14">B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5cm" svg:x="10.034cm" svg:y="7.366cm">
          <text:p text:style-name="P3"><text:span text:style-name="T12">Bid</text:span></text:p>
          <text:p text:style-name="P3"><text:span text:style-name="T12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5cm" svg:x="9.906cm" svg:y="4.318cm">
          <text:p text:style-name="P3"><text:span text:style-name="T12">Bid</text:span></text:p>
          <text:p text:style-name="P3"><text:span text:style-name="T12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40" draw:text-style-name="P5" draw:layer="layout" svg:width="1.186cm" svg:height="0.001cm" svg:x="13.208cm" svg:y="4.8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41" draw:text-style-name="P5" draw:layer="layout" svg:width="0.764cm" svg:height="0.001cm" draw:transform="rotate (0.016929693744345) translate (20.826cm 11.6cm)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42" draw:text-style-name="P10" draw:layer="layout" svg:x1="8.128cm" svg:y1="7.62cm" svg:x2="10.16cm" svg:y2="7.62cm">
          <text:p/>
        </draw:line>
        <draw:line draw:style-name="gr43" draw:text-style-name="P10" draw:layer="layout" svg:x1="15.494cm" svg:y1="3.81cm" svg:x2="6.858cm" svg:y2="3.81cm">
          <text:p/>
        </draw:line>
        <draw:line draw:style-name="gr44" draw:text-style-name="P10" draw:layer="layout" svg:x1="6.858cm" svg:y1="3.81cm" svg:x2="6.858cm" svg:y2="6.858cm">
          <text:p/>
        </draw:line>
        <draw:line draw:style-name="gr43" draw:text-style-name="P10" draw:layer="layout" svg:x1="15.494cm" svg:y1="4.318cm" svg:x2="15.494cm" svg:y2="3.81cm">
          <text:p/>
        </draw:line>
        <draw:custom-shape draw:name="Rectangle 46" draw:style-name="gr6" draw:text-style-name="P6" draw:layer="layout" svg:width="2.366cm" svg:height="1.179cm" svg:x="6.969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201cm" svg:height="10.085cm" svg:x="13.547cm" svg:y="4.23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17.467cm" svg:y="3.44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Straight Connector 37" draw:style-name="gr45" draw:text-style-name="P5" draw:layer="layout" svg:x1="5.08cm" svg:y1="4.021cm" svg:x2="5.08cm" svg:y2="15.47cm">
          <text:p/>
        </draw:line>
        <draw:line draw:name="Straight Connector 38" draw:style-name="gr45" draw:text-style-name="P5" draw:layer="layout" svg:x1="9.948cm" svg:y1="4.021cm" svg:x2="10.16cm" svg:y2="15.451cm">
          <text:p/>
        </draw:line>
        <draw:custom-shape draw:name="Straight Arrow Connector 40" draw:style-name="gr13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3" draw:text-style-name="P5" draw:layer="layout" svg:width="7.407cm" svg:height="0.001cm" svg:x="2.528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13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13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3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13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3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13" draw:text-style-name="P5" draw:layer="layout" svg:width="7.619cm" svg:height="0.001cm" svg:x="2.528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13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13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6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6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6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6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6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6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6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6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6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6" draw:text-style-name="P2" draw:layer="layout" svg:width="1.955cm" svg:height="0.758cm" svg:x="11.101cm" svg:y="14.182cm">
          <text:p text:style-name="P4"><text:span text:style-name="T17">Record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6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2-02">2/2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43</meta:editing-cycles>
    <meta:creation-date>2012-11-26T01:09:23</meta:creation-date>
    <dc:date>2015-02-02T13:23:33.026284108</dc:date>
    <meta:editing-duration>PT18M58S</meta:editing-duration>
    <meta:generator>LibreOffice/4.3.3.2$Linux_X86_64 LibreOffice_project/430m0$Build-2</meta:generator>
    <meta:document-statistic meta:object-count="1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